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B612 Mono" svg:font-family="'B612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008000"/>
    </style:style>
    <style:style style:name="P3" style:family="paragraph" style:parent-style-name="Standard">
      <style:text-properties fo:color="#000000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3d7b7b"/>
    </style:style>
    <style:style style:name="P6" style:family="paragraph" style:parent-style-name="Standard">
      <style:text-properties fo:color="#008000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/>
    </style:style>
    <style:style style:name="T1" style:family="text">
      <style:text-properties fo:color="#008000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b00040"/>
    </style:style>
    <style:style style:name="T5" style:family="text">
      <style:text-properties fo:color="#9c6500"/>
    </style:style>
    <style:style style:name="T6" style:family="text">
      <style:text-properties fo:color="#ba2121"/>
    </style:style>
    <style:style style:name="T7" style:family="text">
      <style:text-properties fo:color="#666666"/>
    </style:style>
    <style:style style:name="T8" style:family="text">
      <style:text-properties fo:color="#aa22ff"/>
    </style:style>
    <style:style style:name="T9" style:family="text">
      <style:text-properties fo:color="#687822"/>
    </style:style>
    <style:style style:name="T10" style:family="text">
      <style:text-properties fo:color="#1917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b_mysql.adb</text:p>
      <text:p text:style-name="P1"/>
      <text:p text:style-name="P2"/>
      <text:p text:style-name="P5">-- <text:s/>You need to setup a MySQL database and grant access to the user and pass you configure below.</text:p>
      <text:p text:style-name="P5">-- <text:s/>then, run: db_mysql setup then run again: db_mysql</text:p>
      <text:p text:style-name="P4"/>
      <text:p text:style-name="P4"><text:span text:style-name="T1">with</text:span> <text:span text:style-name="T3">GNAT.OS_Lib</text:span>;</text:p>
      <text:p text:style-name="P4"/>
      <text:p text:style-name="P4"><text:span text:style-name="T1">with</text:span> <text:span text:style-name="T3">Gnoga.Types</text:span>;</text:p>
      <text:p text:style-name="P4"><text:span text:style-name="T1">with</text:span> <text:span text:style-name="T3">Gnoga.Server.Database.MySQL</text:span>;</text:p>
      <text:p text:style-name="P4"><text:span text:style-name="T1">with</text:span> <text:span text:style-name="T3">Gnoga.Server.Migration</text:span>;</text:p>
      <text:p text:style-name="P4"/>
      <text:p text:style-name="P4"><text:span text:style-name="T1">with</text:span> <text:span text:style-name="T3">Gnoga.Application.Singleton</text:span>;</text:p>
      <text:p text:style-name="P4"><text:span text:style-name="T1">with</text:span> <text:span text:style-name="T3">Gnoga.Gui.Window</text:span>;</text:p>
      <text:p text:style-name="P4"><text:span text:style-name="T1">with</text:span> <text:span text:style-name="T3">Gnoga.Gui.View</text:span>;</text:p>
      <text:p text:style-name="P4"><text:span text:style-name="T1">with</text:span> <text:span text:style-name="T3">Gnoga.Gui.Element</text:span>;</text:p>
      <text:p text:style-name="P4"/>
      <text:p text:style-name="P4"><text:span text:style-name="T1">procedure</text:span> <text:span text:style-name="T3">DB_MySQL</text:span> <text:span text:style-name="T1">is</text:span></text:p>
      <text:p text:style-name="P4"/>
      <text:p text:style-name="P4"><text:s text:c="3"/><text:span text:style-name="T1">use</text:span> <text:span text:style-name="T3">Gnoga</text:span>;</text:p>
      <text:p text:style-name="P4"><text:s text:c="3"/><text:span text:style-name="T1">use</text:span> <text:span text:style-name="T3">all</text:span> <text:span text:style-name="T1">type</text:span> <text:span text:style-name="T4">Gnoga</text:span>.<text:span text:style-name="T4">String</text:span>;</text:p>
      <text:p text:style-name="P4"/>
      <text:p text:style-name="P4"><text:s text:c="3"/><text:span text:style-name="T1">pragma</text:span> <text:span text:style-name="T5">Linker_Options</text:span> (<text:span text:style-name="T6">"-lmysqlclient"</text:span>);</text:p>
      <text:p text:style-name="P4"/>
      <text:p text:style-name="P4"><text:s text:c="3"/>Connection : <text:span text:style-name="T1">aliased</text:span> Gnoga.Server.Database.MySQL.Connection;</text:p>
      <text:p text:style-name="P4"/>
      <text:p text:style-name="P4"><text:s text:c="3"/><text:span text:style-name="T1">procedure</text:span> <text:span text:style-name="T3">Migrations</text:span> (<text:span text:style-name="T10">M</text:span> : <text:span text:style-name="T10">in</text:span> <text:span text:style-name="T10">out</text:span> <text:span text:style-name="T10">Gnoga</text:span>.<text:span text:style-name="T10">Server</text:span>.<text:span text:style-name="T10">Migration</text:span>.<text:span text:style-name="T10">Migration_Collection</text:span>);</text:p>
      <text:p text:style-name="P4"/>
      <text:p text:style-name="P4"><text:s text:c="3"/><text:span text:style-name="T1">procedure</text:span> <text:span text:style-name="T3">Migrations</text:span> (<text:span text:style-name="T10">M</text:span> : <text:span text:style-name="T10">in</text:span> <text:span text:style-name="T10">out</text:span> <text:span text:style-name="T10">Gnoga</text:span>.<text:span text:style-name="T10">Server</text:span>.<text:span text:style-name="T10">Migration</text:span>.<text:span text:style-name="T10">Migration_Collection</text:span>) <text:span text:style-name="T1">is</text:span></text:p>
      <text:p text:style-name="P4"><text:s text:c="3"/><text:span text:style-name="T1">begin</text:span></text:p>
      <text:p text:style-name="P4"><text:s text:c="5"/>M.Add_Migration_Up (<text:span text:style-name="T6">"CREATE TABLE `users`"</text:span> <text:span text:style-name="T7">&amp;</text:span> <text:span text:style-name="T6">" ("</text:span> <text:span text:style-name="T7">&amp;</text:span> Connection.ID_Field_String <text:span text:style-name="T7">&amp;</text:span> <text:span text:style-name="T6">","</text:span> <text:span text:style-name="T7">&amp;</text:span> <text:span text:style-name="T6">" <text:s/>lastname VARCHAR(80),"</text:span> <text:span text:style-name="T7">&amp;</text:span> <text:span text:style-name="T6">" <text:s/>firstname VARCHAR(80))"</text:span>);</text:p>
      <text:p text:style-name="P4"><text:s text:c="5"/>M.Add_Migration_Down (<text:span text:style-name="T6">"DROP TABLE `users`"</text:span>);</text:p>
      <text:p text:style-name="P4"/>
      <text:p text:style-name="P4"><text:s text:c="5"/>M.Add_Migration_Up (<text:span text:style-name="T6">"INSERT INTO users (`lastname`, `firstname`) "</text:span> <text:span text:style-name="T7">&amp;</text:span> <text:span text:style-name="T6">"VALUES ('Taft','Tucker')"</text:span>);</text:p>
      <text:p text:style-name="P4"><text:s text:c="5"/>M.Add_Migration_Down (<text:span text:style-name="T6">"delete from users"</text:span>);</text:p>
      <text:p text:style-name="P4"/>
      <text:p text:style-name="P4"><text:s text:c="5"/>M.Add_Migration_Up (<text:span text:style-name="T6">"INSERT INTO users (`lastname`, `firstname`) "</text:span> <text:span text:style-name="T7">&amp;</text:span> <text:span text:style-name="T6">"VALUES ('Dewar','Robert')"</text:span>);</text:p>
      <text:p text:style-name="P4"><text:s text:c="5"/>M.Add_Migration_Down (<text:span text:style-name="T6">"delete from users"</text:span>);</text:p>
      <text:p text:style-name="P4"/>
      <text:p text:style-name="P4"><text:s text:c="5"/>M.Add_Migration_Up (<text:span text:style-name="T6">"INSERT INTO users (`lastname`, `firstname`) "</text:span> <text:span text:style-name="T7">&amp;</text:span> <text:span text:style-name="T6">"VALUES ('Botton','David')"</text:span>);</text:p>
      <text:p text:style-name="P4"><text:s text:c="5"/>M.Add_Migration_Down (<text:span text:style-name="T6">"delete from users"</text:span>);</text:p>
      <text:p text:style-name="P4"><text:s text:c="3"/><text:span text:style-name="T1">end</text:span> <text:span text:style-name="T3">Migrations</text:span>;</text:p>
      <text:p text:style-name="P4"/>
      <text:p text:style-name="P4"><text:s text:c="3"/>Tables <text:s text:c="6"/>: Gnoga.Types.Data_Array_Type;</text:p>
      <text:p text:style-name="P4"><text:s text:c="3"/>Fields <text:s text:c="6"/>: Gnoga.Types.Data_Array_Type;</text:p>
      <text:p text:style-name="P4"><text:s text:c="3"/>Descriptions : Gnoga.Server.Database.Field_Description_Array_Type;</text:p>
      <text:p text:style-name="P4"><text:s text:c="3"/>Description <text:s/>: Gnoga.Server.Database.Field_Description;</text:p>
      <text:p text:style-name="P4"/>
      <text:p text:style-name="P4"><text:s text:c="3"/>M : Gnoga.Gui.Window.Window_Type;</text:p>
      <text:p text:style-name="P4"><text:s text:c="3"/>V : Gnoga.Gui.View.View_Type;</text:p>
      <text:p text:style-name="P4"/>
      <text:p text:style-name="P2">begin</text:p>
      <text:p text:style-name="P4"/>
      <text:p text:style-name="P4"><text:s text:c="3"/>Gnoga.Log (<text:span text:style-name="T6">"Opening connection to MySQL database."</text:span>);</text:p>
      <text:p text:style-name="P4"/>
      <text:p text:style-name="P4"><text:s text:c="3"/>Connection.Connect (Database =&gt; <text:span text:style-name="T6">"v22"</text:span>, Host =&gt; <text:span text:style-name="T6">"192.168.0.243"</text:span>, User =&gt; <text:span text:style-name="T6">"dv"</text:span>, Password =&gt; <text:span text:style-name="T6">"*****"</text:span>);</text:p>
      <text:p text:style-name="P4"/>
      <text:p text:style-name="P4"><text:s text:c="3"/><text:span text:style-name="T1">if</text:span> Gnoga.Server.Migration.Migrations_Handled_Command_Line</text:p>
      <text:p text:style-name="P4"><text:s text:c="7"/>(Connection'<text:span text:style-name="T9">Unchecked_Access</text:span>, Migrations'<text:span text:style-name="T9">Unrestricted_Access</text:span>)</text:p>
      <text:p text:style-name="P4"><text:s text:c="3"/><text:span text:style-name="T1">then</text:span></text:p>
      <text:p text:style-name="P4"><text:s text:c="6"/>GNAT.OS_Lib.OS_Exit (<text:span text:style-name="T7">0</text:span>);</text:p>
      <text:p text:style-name="P4"><text:s text:c="3"/><text:span text:style-name="T1">end</text:span> <text:span text:style-name="T1">if</text:span>;</text:p>
      <text:p text:style-name="P4"/>
      <text:p text:style-name="P4"><text:s text:c="3"/>Gnoga.Application.Title (<text:span text:style-name="T6">"Database test for Gnoga"</text:span>);</text:p>
      <text:p text:style-name="P4"><text:s text:c="3"/>Gnoga.Application.HTML_On_Close (<text:span text:style-name="T6">"Application closed."</text:span>);</text:p>
      <text:p text:style-name="P4"><text:s text:c="3"/>Gnoga.Application.Singleton.Initialize (Main_Window =&gt; M);</text:p>
      <text:p text:style-name="P4"/>
      <text:p text:style-name="P4"><text:s text:c="3"/>V.Create (M);</text:p>
      <text:p text:style-name="P4"><text:s text:c="3"/>V.Overflow (Gnoga.Gui.Element.Scroll);</text:p>
      <text:p text:style-name="P4"/>
      <text:p text:style-name="P4"><text:s text:c="3"/>V.Put_Line (<text:span text:style-name="T6">"Obtain list of tables from: test"</text:span>);</text:p>
      <text:p text:style-name="P4"><text:s text:c="16"/>Obtain list of tables from: test</text:p>
      <text:p text:style-name="P4"/>
      <text:p text:style-name="P4"><text:s text:c="3"/>Tables := Connection.List_Of_Tables;</text:p>
      <text:p text:style-name="P4"/>
      <text:p text:style-name="P4"><text:s text:c="3"/><text:span text:style-name="T1">for</text:span> I <text:span text:style-name="T8">in</text:span> <text:span text:style-name="T7">1</text:span> .. <text:span text:style-name="T4">Natural</text:span> (Tables.Length) <text:span text:style-name="T1">loop</text:span></text:p>
      <text:p text:style-name="P4"><text:s text:c="6"/>V.Put_Line (<text:span text:style-name="T6">"Table Name in database : "</text:span> <text:span text:style-name="T7">&amp;</text:span> Tables.Element (I));</text:p>
      <text:p text:style-name="P4"><text:s text:c="19"/>Table Name in database : gnogaparams</text:p>
      <text:section text:style-name="Sect1" text:name="g14">
        <text:p text:style-name="Standard"><text:span text:style-name="T2"><text:s text:c="19"/></text:span>Table Name in database : point</text:p>
      </text:section>
      <text:section text:style-name="Sect1" text:name="g16">
        <text:p text:style-name="Standard"><text:span text:style-name="T2"><text:s text:c="19"/></text:span>Table Name in database : users</text:p>
      </text:section>
      <text:p text:style-name="P4"/>
      <text:p text:style-name="P4"><text:soft-page-break/><text:s text:c="3"/><text:span text:style-name="T1">end</text:span> <text:span text:style-name="T1">loop</text:span>;</text:p>
      <text:p text:style-name="P4"/>
      <text:p text:style-name="P4"><text:s text:c="3"/>Fields := Connection.List_Fields_Of_Table (<text:span text:style-name="T6">"users"</text:span>);</text:p>
      <text:p text:style-name="P4"><text:s text:c="3"/><text:span text:style-name="T1">for</text:span> I <text:span text:style-name="T8">in</text:span> <text:span text:style-name="T7">1</text:span> .. <text:span text:style-name="T4">Natural</text:span> (Fields.Length) <text:span text:style-name="T1">loop</text:span></text:p>
      <text:p text:style-name="P4"><text:s text:c="6"/>V.Put_Line (<text:span text:style-name="T6">"Field Name in users : "</text:span> <text:span text:style-name="T7">&amp;</text:span> Fields.Element (I));</text:p>
      <text:p text:style-name="P4"><text:s text:c="19"/>Field Name in users : id</text:p>
      <text:p text:style-name="P4"><text:s text:c="19"/>Field Name in users : lastname</text:p>
      <text:p text:style-name="P4"><text:s text:c="19"/>Field Name in users : firstname</text:p>
      <text:p text:style-name="P4"><text:s text:c="3"/><text:span text:style-name="T1">end</text:span> <text:span text:style-name="T1">loop</text:span>;</text:p>
      <text:p text:style-name="P4"/>
      <text:p text:style-name="P4"><text:s text:c="3"/>Descriptions := Connection.Field_Descriptions (<text:span text:style-name="T6">"users"</text:span>);</text:p>
      <text:p text:style-name="P4"><text:s text:c="3"/><text:span text:style-name="T1">for</text:span> I <text:span text:style-name="T8">in</text:span> Descriptions.First_Index .. Descriptions.Last_Index <text:span text:style-name="T1">loop</text:span></text:p>
      <text:p text:style-name="P4"><text:s text:c="6"/>Description := Descriptions.Element (I);</text:p>
      <text:p text:style-name="P4"><text:s text:c="6"/>V.Put_Line (<text:span text:style-name="T6">"Column Name : "</text:span> <text:span text:style-name="T7">&amp;</text:span> Description.Column_Name);</text:p>
      <text:p text:style-name="P4"><text:s text:c="6"/>V.Put_Line (<text:span text:style-name="T6">"Data Type <text:s text:c="2"/>: "</text:span> <text:span text:style-name="T7">&amp;</text:span> Description.Data_Type);</text:p>
      <text:p text:style-name="P4"><text:s text:c="6"/>V.Put_Line (<text:span text:style-name="T6">"Field Type <text:s/>: "</text:span> <text:span text:style-name="T7">&amp;</text:span> Gnoga.Server.Database.Field_Type (Description));</text:p>
      <text:p text:style-name="P4"><text:s text:c="6"/>V.Put_Line (<text:span text:style-name="T6">"Field Opts <text:s/>: "</text:span> <text:span text:style-name="T7">&amp;</text:span> Gnoga.Server.Database.Field_Options (Description));</text:p>
      <text:p text:style-name="P4"><text:s text:c="6"/>V.Put_Line (<text:span text:style-name="T6">"Field Size <text:s/>: "</text:span> <text:span text:style-name="T7">&amp;</text:span> Image (Gnoga.Server.Database.Field_Size (Description)));</text:p>
      <text:p text:style-name="P4"><text:s text:c="6"/>V.Put_Line (<text:span text:style-name="T6">"Decimals <text:s text:c="3"/>: "</text:span> <text:span text:style-name="T7">&amp;</text:span> Image (Gnoga.Server.Database.Field_Decimals (Description)));</text:p>
      <text:p text:style-name="P4"><text:s text:c="6"/>V.Put_Line (<text:span text:style-name="T6">"Can Be Null : "</text:span> <text:span text:style-name="T7">&amp;</text:span> Image (Description.Can_Be_Null));</text:p>
      <text:p text:style-name="P4"><text:s text:c="6"/>V.Put_Line (<text:span text:style-name="T6">"Default <text:s text:c="4"/>: "</text:span> <text:span text:style-name="T7">&amp;</text:span> Description.Default_Value);</text:p>
      <text:p text:style-name="P4"><text:s text:c="19"/>Column Name : id</text:p>
      <text:p text:style-name="P4"><text:s text:c="19"/>Data Type : int(11)</text:p>
      <text:p text:style-name="P4"><text:s text:c="19"/>Field Type : int</text:p>
      <text:p text:style-name="P4"><text:s text:c="19"/>Field Opts : 11</text:p>
      <text:p text:style-name="P4"><text:s text:c="19"/>Field Size : 11</text:p>
      <text:p text:style-name="P4"><text:s text:c="19"/>Decimals : 0</text:p>
      <text:p text:style-name="P4"><text:s text:c="19"/>Can Be Null : FALSE</text:p>
      <text:p text:style-name="P4"><text:s text:c="19"/>Default :</text:p>
      <text:p text:style-name="P4"><text:s text:c="19"/>Column Name : lastname</text:p>
      <text:p text:style-name="P4"><text:s text:c="19"/>Data Type : varchar(80)</text:p>
      <text:p text:style-name="P4"><text:s text:c="19"/>Field Type : varchar</text:p>
      <text:p text:style-name="P4"><text:s text:c="19"/>Field Opts : 80</text:p>
      <text:p text:style-name="P4"><text:s text:c="19"/>Field Size : 80</text:p>
      <text:p text:style-name="P4"><text:s text:c="19"/>Decimals : 0</text:p>
      <text:p text:style-name="P4"><text:s text:c="19"/>Can Be Null : TRUE</text:p>
      <text:p text:style-name="P4"><text:s text:c="19"/>Default :</text:p>
      <text:p text:style-name="P4"><text:s text:c="19"/>Column Name : firstname</text:p>
      <text:p text:style-name="P4"><text:s text:c="19"/>Data Type : varchar(80)</text:p>
      <text:p text:style-name="P4"><text:s text:c="19"/>Field Type : varchar</text:p>
      <text:p text:style-name="P4"><text:s text:c="19"/>Field Opts : 80</text:p>
      <text:p text:style-name="P4"><text:s text:c="19"/>Field Size : 80</text:p>
      <text:p text:style-name="P4"><text:s text:c="19"/>Decimals : 0</text:p>
      <text:p text:style-name="P4"><text:s text:c="19"/>Can Be Null : TRUE</text:p>
      <text:p text:style-name="P4"><text:s text:c="19"/>Default : </text:p>
      <text:p text:style-name="P4"/>
      <text:p text:style-name="P4"><text:s text:c="3"/><text:span text:style-name="T1">end</text:span> <text:span text:style-name="T1">loop</text:span>;</text:p>
      <text:p text:style-name="P4"/>
      <text:p text:style-name="P4"><text:s text:c="3"/>V.Put_Line (Connection.Escape_String (<text:span text:style-name="T6">"I've been thinking.. ""escaped"" \ is it?"</text:span>));</text:p>
      <text:p text:style-name="P4"><text:s text:c="42"/>I\'ve been thinking.. \"escaped\" \\ is it?</text:p>
      <text:p text:style-name="P4"/>
      <text:p text:style-name="P4"><text:s text:c="3"/><text:span text:style-name="T1">declare</text:span></text:p>
      <text:p text:style-name="P4"><text:s text:c="6"/>RS : Gnoga.Server.Database.Recordset'<text:span text:style-name="T9">Class</text:span> := Connection.Query (<text:span text:style-name="T6">"select * from users"</text:span>);</text:p>
      <text:p text:style-name="P4"><text:s text:c="3"/><text:span text:style-name="T1">begin</text:span></text:p>
      <text:p text:style-name="P4"><text:s text:c="6"/><text:span text:style-name="T1">while</text:span> RS.Next <text:span text:style-name="T1">loop</text:span></text:p>
      <text:p text:style-name="P4"><text:s text:c="9"/><text:span text:style-name="T1">for</text:span> J <text:span text:style-name="T8">in</text:span> <text:span text:style-name="T7">1</text:span> .. RS.Number_Of_Fields <text:span text:style-name="T1">loop</text:span></text:p>
      <text:p text:style-name="P4"><text:s text:c="12"/>V.Put_Line (RS.Field_Name (J) <text:span text:style-name="T7">&amp;</text:span> <text:span text:style-name="T6">" =&gt; "</text:span> <text:span text:style-name="T7">&amp;</text:span> RS.Field_Value (J));</text:p>
      <text:p text:style-name="P4"><text:s text:c="24"/>id =&gt; 1</text:p>
      <text:section text:style-name="Sect1" text:name="g78">
        <text:p text:style-name="Standard"><text:span text:style-name="T2"><text:s text:c="24"/></text:span>lastname =&gt; Taft</text:p>
      </text:section>
      <text:section text:style-name="Sect1" text:name="g80">
        <text:p text:style-name="Standard"><text:span text:style-name="T2"><text:s text:c="24"/></text:span>firstname =&gt; Tucker</text:p>
      </text:section>
      <text:section text:style-name="Sect1" text:name="g82">
        <text:p text:style-name="Standard"><text:span text:style-name="T2"><text:s text:c="24"/></text:span>id =&gt; 2</text:p>
      </text:section>
      <text:section text:style-name="Sect1" text:name="g84">
        <text:p text:style-name="Standard"><text:span text:style-name="T2"><text:s text:c="24"/></text:span>lastname =&gt; Dewar</text:p>
      </text:section>
      <text:section text:style-name="Sect1" text:name="g86">
        <text:p text:style-name="Standard"><text:span text:style-name="T2"><text:s text:c="24"/></text:span>firstname =&gt; Robert</text:p>
      </text:section>
      <text:section text:style-name="Sect1" text:name="g88">
        <text:p text:style-name="Standard"><text:span text:style-name="T2"><text:s text:c="24"/></text:span>id =&gt; 3</text:p>
      </text:section>
      <text:section text:style-name="Sect1" text:name="g90">
        <text:p text:style-name="Standard"><text:span text:style-name="T2"><text:s text:c="24"/></text:span>lastname =&gt; Botton</text:p>
      </text:section>
      <text:p text:style-name="P4"><text:s text:c="24"/>firstname =&gt; David</text:p>
      <text:p text:style-name="P4"><text:s text:c="9"/><text:span text:style-name="T1">end</text:span> <text:span text:style-name="T1">loop</text:span>;</text:p>
      <text:p text:style-name="P4"><text:s text:c="6"/><text:span text:style-name="T1">end</text:span> <text:span text:style-name="T1">loop</text:span>;</text:p>
      <text:p text:style-name="P4"/>
      <text:p text:style-name="P4"><text:s text:c="6"/>RS.Close;</text:p>
      <text:p text:style-name="P4"><text:s text:c="3"/><text:span text:style-name="T1">end</text:span>;</text:p>
      <text:p text:style-name="P4"/>
      <text:p text:style-name="P4"><text:s text:c="3"/>Connection.Disconnect;</text:p>
      <text:p text:style-name="P4"/>
      <text:p text:style-name="P4"><text:s text:c="3"/>Gnoga.Application.Singleton.Message_Loop;</text:p>
      <text:p text:style-name="P4"/>
      <text:p text:style-name="P2">exception</text:p>
      <text:p text:style-name="P4"><text:s text:c="3"/><text:span text:style-name="T1">when</text:span> E : <text:span text:style-name="T1">others</text:span> =&gt;</text:p>
      <text:p text:style-name="P4"><text:s text:c="6"/>Gnoga.Log (E);</text:p>
      <text:p text:style-name="P4"/>
      <text:p text:style-name="P4"><text:span text:style-name="T1">end</text:span> <text:span text:style-name="T3">DB_MySQL</text:span>;</text:p>
      <text:p text:style-name="P4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B612 Mono" svg:font-family="'B612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612 Mono" fo:font-family="'B612 Mono'" style:font-style-name="Normal" style:font-pitch="fixed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Stéphane Rivière</meta:initial-creator>
    <meta:creation-date>2023-08-22T09:36:26.248569194</meta:creation-date>
    <meta:printed-by>Stéphane Rivière</meta:printed-by>
    <meta:print-date>2023-08-22T09:48:00.431892557</meta:print-date>
    <dc:date>2023-08-22T14:54:25.846283157</dc:date>
    <dc:creator>Stéphane Rivière</dc:creator>
    <meta:editing-duration>PT3H56M1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126" meta:word-count="564" meta:character-count="5564" meta:non-whitespace-character-count="3950"/>
  </office:meta>
</office:document-meta>
</file>